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D000000CD66A20A7F8F82A7C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GA Arabesque" svg:font-family="'AGA Arabesque'" style:font-pitch="variable" style:font-charset="x-symbol"/>
    <style:font-face style:name="Algerian" svg:font-family="Algerian" style:font-family-generic="decorative" style:font-pitch="variable"/>
    <style:font-face style:name="Tempus Sans ITC" svg:font-family="'Tempus Sans ITC'" style:font-family-generic="decorative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Viner Hand ITC" svg:font-family="'Viner Hand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6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Mistral" fo:font-size="96pt" style:font-size-asian="96pt" style:font-size-complex="96pt"/>
    </style:style>
    <style:style style:name="P3" style:family="paragraph">
      <loext:graphic-properties draw:fill="none" draw:fill-color="#ffffff"/>
      <style:text-properties style:font-name="Mistral" fo:font-size="96pt" style:font-size-asian="96pt" style:font-size-complex="96pt"/>
    </style:style>
    <style:style style:name="T1" style:family="text">
      <style:text-properties fo:color="#dc2300" loext:opacity="100%" style:font-name="Mistral" fo:font-size="96pt" style:font-size-asian="96pt" style:font-size-complex="96pt"/>
    </style:style>
    <style:style style:name="T2" style:family="text">
      <style:text-properties fo:color="#000000" loext:opacity="100%" style:font-name="Mistral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20cm" svg:height="11.233cm" svg:x="2.75cm" svg:y="1.25cm">
          <draw:image xlink:href="Pictures/100000000000016D000000CD66A20A7F8F82A7CA.jpg" xlink:type="simple" xlink:show="embed" xlink:actuate="onLoad" draw:mime-type="image/jpeg">
            <text:p/>
          </draw:image>
        </draw:frame>
        <draw:frame draw:style-name="gr2" draw:text-style-name="P3" draw:layer="layout" svg:width="24.25cm" svg:height="10.412cm" svg:x="6.75cm" svg:y="10.338cm">
          <draw:text-box>
            <text:p text:style-name="P2"><text:span text:style-name="T1">Портал Агента.</text:span></text:p>
            <text:p text:style-name="P2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АПП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GA Arabesque" svg:font-family="'AGA Arabesque'" style:font-pitch="variable" style:font-charset="x-symbol"/>
    <style:font-face style:name="Algerian" svg:font-family="Algerian" style:font-family-generic="decorative" style:font-pitch="variable"/>
    <style:font-face style:name="Tempus Sans ITC" svg:font-family="'Tempus Sans ITC'" style:font-family-generic="decorative" style:font-pitch="variable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radley Hand ITC" svg:font-family="'Bradley Hand ITC'" style:font-family-generic="script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Mistral" svg:font-family="Mistral" style:font-family-generic="script" style:font-pitch="variable"/>
    <style:font-face style:name="Viner Hand ITC" svg:font-family="'Viner Hand ITC'" style:font-family-generic="script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3-25T11:54:59.724000000</dc:date>
    <meta:editing-duration>PT17S</meta:editing-duration>
    <meta:editing-cycles>1</meta:editing-cycles>
    <meta:document-statistic meta:object-count="2"/>
    <meta:generator>LibreOffice/7.0.1.2$Windows_X86_64 LibreOffice_project/7cbcfc562f6eb6708b5ff7d7397325de9e764452</meta:generator>
  </office:meta>
</office:document-meta>
</file>